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4b69eb"/>
    </style:style>
    <style:style style:name="P2" style:family="paragraph" style:parent-style-name="Text_20_body">
      <style:text-properties style:font-name="Calibri2" officeooo:paragraph-rsid="0055854a"/>
    </style:style>
    <style:style style:name="P3" style:family="paragraph" style:parent-style-name="Text_20_body">
      <style:text-properties officeooo:paragraph-rsid="0055b986"/>
    </style:style>
    <style:style style:name="P4" style:family="paragraph" style:parent-style-name="Text_20_body">
      <style:text-properties officeooo:rsid="00637907" officeooo:paragraph-rsid="00637907"/>
    </style:style>
    <style:style style:name="P5" style:family="paragraph" style:parent-style-name="Text_20_body" style:master-page-name="">
      <style:paragraph-properties fo:margin-top="0cm" fo:margin-bottom="0cm" loext:contextual-spacing="false" style:page-number="auto"/>
      <style:text-properties fo:font-size="8pt" style:font-size-asian="8pt" style:font-size-complex="8pt"/>
    </style:style>
    <style:style style:name="P6" style:family="paragraph" style:parent-style-name="Text_20_body">
      <style:paragraph-properties fo:margin-top="0cm" fo:margin-bottom="0cm" loext:contextual-spacing="false"/>
      <style:text-properties fo:font-size="8pt" style:font-size-asian="8pt" style:font-size-complex="8pt"/>
    </style:style>
    <style:style style:name="P7" style:family="paragraph" style:parent-style-name="Text_20_body">
      <style:paragraph-properties fo:margin-top="0cm" fo:margin-bottom="0cm" loext:contextual-spacing="false"/>
      <style:text-properties fo:font-size="8pt" officeooo:paragraph-rsid="00477b82" style:font-size-asian="8pt" style:font-size-complex="8pt"/>
    </style:style>
    <style:style style:name="P8" style:family="paragraph" style:parent-style-name="Text_20_body">
      <style:text-properties officeooo:paragraph-rsid="0068b8c8"/>
    </style:style>
    <style:style style:name="T1" style:family="text">
      <style:text-properties officeooo:rsid="0045817f"/>
    </style:style>
    <style:style style:name="T2" style:family="text">
      <style:text-properties officeooo:rsid="004b69eb"/>
    </style:style>
    <style:style style:name="T3" style:family="text">
      <style:text-properties officeooo:rsid="004b93e0"/>
    </style:style>
    <style:style style:name="T4" style:family="text">
      <style:text-properties officeooo:rsid="0055854a"/>
    </style:style>
    <style:style style:name="T5" style:family="text">
      <style:text-properties officeooo:rsid="0055b986"/>
    </style:style>
    <style:style style:name="T6" style:family="text">
      <style:text-properties officeooo:rsid="00583a22"/>
    </style:style>
    <style:style style:name="T7" style:family="text">
      <style:text-properties officeooo:rsid="005b96e6"/>
    </style:style>
    <style:style style:name="T8" style:family="text">
      <style:text-properties style:font-name="Calibri2"/>
    </style:style>
    <style:style style:name="T9" style:family="text">
      <style:text-properties style:font-name="Calibri2" officeooo:rsid="00583a22"/>
    </style:style>
    <style:style style:name="T10" style:family="text">
      <style:text-properties officeooo:rsid="0068b8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.. code-block:: <text:span text:style-name="T1">python</text:span></text:p>
      <text:p text:style-name="P4"/>
      <text:p text:style-name="P5"><text:s text:c="5"/>import os</text:p>
      <text:p text:style-name="P6"><text:s text:c="5"/>from ...toolabstract.Lamia_abstract_tool import AbstractLamiaTool</text:p>
      <text:p text:style-name="P6"><text:s text:c="5"/>from qgis.PyQt import uic</text:p>
      <text:p text:style-name="P6"><text:s text:c="5"/>from qgis.PyQt.QtWidgets import (QWidget)</text:p>
      <text:p text:style-name="P6"><text:s text:c="5"/></text:p>
      <text:p text:style-name="P7"><text:s text:c="5"/>class CostTool(AbstractLamiaTool):</text:p>
      <text:p text:style-name="P7"><text:s text:c="8"/>TOOLNAME = 'test_module'</text:p>
      <text:p text:style-name="P6"><text:s text:c="2"/></text:p>
      <text:p text:style-name="P7"><text:s text:c="8"/>def __init__(self, dbase, dialog=None, linkedtreewidget=None, gpsutil=None,parentwidget=None, parent=None):</text:p>
      <text:p text:style-name="P7"><text:s text:c="12"/>super(CostTool, self).__init__(dbase, dialog, linkedtreewidget, gpsutil,parentwidget, parent=parent)</text:p>
      <text:p text:style-name="P6"><text:s/></text:p>
      <text:p text:style-name="P7"><text:s text:c="3"/>def initTool(self):</text:p>
      <text:p text:style-name="P7"><text:s text:c="7"/># ****************************************************************************************</text:p>
      <text:p text:style-name="P7"><text:s text:c="7"/># Main spec</text:p>
      <text:p text:style-name="P7"><text:s text:c="12"/>self.CAT = 'Synthese'</text:p>
      <text:p text:style-name="P7"><text:s text:c="12"/>self.NAME = 'Couts'</text:p>
      <text:p text:style-name="P7"><text:s text:c="12"/>self.visualmode = [4]</text:p>
      <text:p text:style-name="P6"/>
      <text:p text:style-name="P7"><text:s text:c="12"/>self.groupBox_elements.setParent(None)</text:p>
      <text:p text:style-name="P7"><text:s text:c="12"/>self.frame_editing.setParent(None)</text:p>
      <text:p text:style-name="P6"/>
      <text:p text:style-name="P7"><text:s text:c="12"/>def initFieldUI(self):</text:p>
      <text:p text:style-name="P7"><text:s text:c="12"/>if self.userwdgfield is None:</text:p>
      <text:p text:style-name="P7"><text:s text:c="12"/>self.userwdgfield = UserUI()</text:p>
      <text:p text:style-name="P6"/>
      <text:p text:style-name="P7"><text:s text:c="4"/>class UserUI(QWidget):</text:p>
      <text:p text:style-name="P7"><text:s text:c="8"/>def __init__(self, parent=None):</text:p>
      <text:p text:style-name="P7"><text:s text:c="12"/>super(UserUI, self).__init__(parent=parent)</text:p>
      <text:p text:style-name="P7"><text:s text:c="12"/># self.setupUi(self)</text:p>
      <text:p text:style-name="P7"><text:s text:c="12"/>uipath = os.path.join(os.path.dirname(__file__), 'test_module.ui')</text:p>
      <text:p text:style-name="P7"><text:s text:c="12"/>uic.loadUi(uipath, self)</text:p>
      <text:p text:style-name="P7"/>
      <text:p text:style-name="P7"/>
      <text:h text:style-name="Heading_20_1" text:outline-level="1">API</text:h>
      <text:p text:style-name="Text_20_body"/>
      <text:h text:style-name="Heading_20_2" text:outline-level="2">Class DBaseParser</text:h>
      <text:p text:style-name="P2">.. auto<text:span text:style-name="T10">function</text:span>:: Lamia.main.<text:span text:style-name="T6">DbaseParser.DBaseParser</text:span></text:p>
      <text:p text:style-name="Text_20_body"><text:s text:c="5"/>:members:</text:p>
      <text:p text:style-name="P8"><text:span text:style-name="T7"><text:s text:c="5"/>..</text:span> automethod:: <text:span text:style-name="T8">Lamia.main.</text:span><text:span text:style-name="T9">DbaseParser.DBaseParser</text:span>.__init__</text:p>
      <text:p text:style-name="Text_20_body"/>
      <text:h text:style-name="Heading_20_2" text:outline-level="2">Class InspectionDigue_windowwidget</text:h>
      <text:p text:style-name="P3">.. automodule:: Lamia.dialog.InspectionDigue_windowwidget</text:p>
      <text:p text:style-name="P3"><text:s text:c="5"/>:members:</text:p>
      <text:p text:style-name="Text_20_body"/>
      <text:h text:style-name="Heading_20_2" text:outline-level="2"><text:soft-page-break/>Class Lamia_abstract_tool</text:h>
      <text:p text:style-name="Text_20_body"/>
      <text:p text:style-name="P1">.. automodule:: Lamia.toolabstract.Lamia_abstract_tool</text:p>
      <text:p text:style-name="P1"><text:s text:c="5"/>:members: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15%" style:page-number="auto"/>
      <style:text-properties style:font-name="Calibri" fo:font-family="Calibri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004f83" style:font-name="Calibri1" fo:font-family="Calibri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004f83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fo:font-family="Calibri" style:font-style-name="Normal" style:font-family-generic="swiss" style:font-pitch="variable" fo:font-size="9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4f83"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e_20_Retrait" style:display-name="Texte Retrait" style:family="paragraph" style:parent-style-name="Standard" style:default-outline-level="">
      <style:paragraph-properties fo:margin-left="1.27cm" fo:margin-right="0cm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09:41:48.439000000</meta:creation-date>
    <meta:generator>LibreOffice/6.0.7.3$Windows_X86_64 LibreOffice_project/dc89aa7a9eabfd848af146d5086077aeed2ae4a5</meta:generator>
    <dc:date>2019-10-07T11:02:05.188000000</dc:date>
    <meta:editing-duration>PT5H2M49S</meta:editing-duration>
    <meta:editing-cycles>99</meta:editing-cycles>
    <meta:document-statistic meta:table-count="0" meta:image-count="0" meta:object-count="0" meta:page-count="2" meta:paragraph-count="40" meta:word-count="103" meta:character-count="1558" meta:non-whitespace-character-count="1242"/>
  </office:meta>
</office:document-meta>
</file>